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Default_5f_1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08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57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46cm"/>
    </style:style>
    <style:style style:name="gr13" style:family="graphic" style:parent-style-name="Default_5f_1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45cm"/>
    </style:style>
    <style:style style:name="gr15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29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trzecia:</text:span></text:p>
                <text:p text:style-name="P5"><text:span text:style-name="T4">Algorytmy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8.545cm" svg:height="0.958cm" svg:x="10.529cm" svg:y="0.417cm">
          <draw:text-box>
            <text:p><text:span text:style-name="T8">złożoność </text:span><text:span text:style-name="T8">logarytmiczna <text:s/>- </text:span><text:span text:style-name="T9">O(lgn)</text:span></text:p>
          </draw:text-box>
        </draw:frame>
        <draw:frame draw:style-name="gr10" draw:text-style-name="P12" draw:layer="layout" svg:width="18.909cm" svg:height="1.495cm" svg:x="4.546cm" svg:y="1.685cm">
          <draw:text-box>
            <text:p><text:span text:style-name="T10">zadanie</text:span><text:span text:style-name="T11"> – Znajdź </text:span><text:span text:style-name="T11">największą wartość </text:span><text:span text:style-name="T11">wierchołka w </text:span><text:span text:style-name="T11">zbalansowanym drzewie </text:span><text:span text:style-name="T11">binarnym.</text:span></text:p>
            <text:p text:style-name="P11"><text:span text:style-name="T10">n</text:span><text:span text:style-name="T11"> – liczba wierzchołków</text:span></text:p>
          </draw:text-box>
        </draw:frame>
        <draw:frame draw:style-name="gr11" draw:text-style-name="P13" draw:layer="layout" svg:width="10.993cm" svg:height="0.607cm" svg:x="12.76cm" svg:y="13.902cm">
          <draw:text-box>
            <text:p><text:span text:style-name="T12">https://www.tutorialspoint.com/python_data_structure/</text:span><text:span text:style-name="T12">python_binary_tree.htm</text:span></text:p>
          </draw:text-box>
        </draw:frame>
        <draw:frame draw:style-name="gr12" draw:text-style-name="P14" draw:layer="layout" svg:width="0.81cm" svg:height="0.896cm" svg:x="12.579cm" svg:y="6.871cm">
          <draw:text-box>
            <text:p text:style-name="P11"><text:span text:style-name="T13">1</text:span></text:p>
          </draw:text-box>
        </draw:frame>
        <draw:custom-shape draw:style-name="gr13" draw:text-style-name="P7" xml:id="id1" draw:id="id1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10.045cm" svg:y="8.202cm">
          <draw:text-box>
            <text:p text:style-name="P11"><text:span text:style-name="T13">2</text:span></text:p>
          </draw:text-box>
        </draw:frame>
        <draw:custom-shape draw:style-name="gr13" draw:text-style-name="P7" xml:id="id2" draw:id="id2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15.145cm" svg:y="8.202cm">
          <draw:text-box>
            <text:p text:style-name="P11"><text:span text:style-name="T13">3</text:span></text:p>
          </draw:text-box>
        </draw:frame>
        <draw:custom-shape draw:style-name="gr13" draw:text-style-name="P7" xml:id="id3" draw:id="id3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8.745cm" svg:y="9.602cm">
          <draw:text-box>
            <text:p text:style-name="P11"><text:span text:style-name="T13">4</text:span></text:p>
          </draw:text-box>
        </draw:frame>
        <draw:custom-shape draw:style-name="gr13" draw:text-style-name="P7" xml:id="id4" draw:id="id4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11.445cm" svg:y="9.602cm">
          <draw:text-box>
            <text:p text:style-name="P11"><text:span text:style-name="T13">5</text:span></text:p>
          </draw:text-box>
        </draw:frame>
        <draw:custom-shape draw:style-name="gr13" draw:text-style-name="P7" xml:id="id5" draw:id="id5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13.945cm" svg:y="9.602cm">
          <draw:text-box>
            <text:p text:style-name="P11"><text:span text:style-name="T13">6</text:span></text:p>
          </draw:text-box>
        </draw:frame>
        <draw:custom-shape draw:style-name="gr13" draw:text-style-name="P7" xml:id="id6" draw:id="id6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16.445cm" svg:y="9.602cm">
          <draw:text-box>
            <text:p text:style-name="P11"><text:span text:style-name="T13">7</text:span></text:p>
          </draw:text-box>
        </draw:frame>
        <draw:custom-shape draw:style-name="gr13" draw:text-style-name="P7" xml:id="id7" draw:id="id7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9.445cm" svg:y="11.102cm">
          <draw:text-box>
            <text:p text:style-name="P11"><text:span text:style-name="T13">9</text:span></text:p>
          </draw:text-box>
        </draw:frame>
        <draw:custom-shape draw:style-name="gr13" draw:text-style-name="P7" xml:id="id9" draw:id="id9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0.81cm" svg:height="0.896cm" svg:x="8.045cm" svg:y="11.102cm">
          <draw:text-box>
            <text:p text:style-name="P11"><text:span text:style-name="T13">8</text:span></text:p>
          </draw:text-box>
        </draw:frame>
        <draw:custom-shape draw:style-name="gr13" draw:text-style-name="P7" xml:id="id8" draw:id="id8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41cm" svg:height="1.495cm" svg:x="10.569cm" svg:y="11.102cm">
          <draw:text-box>
            <text:p text:style-name="P11"><text:span text:style-name="T13">10</text:span></text:p>
          </draw:text-box>
        </draw:frame>
        <draw:custom-shape draw:style-name="gr13" draw:text-style-name="P7" xml:id="id10" draw:id="id10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41cm" svg:height="1.495cm" svg:x="11.87cm" svg:y="11.103cm">
          <draw:text-box>
            <text:p text:style-name="P11"><text:span text:style-name="T13">11</text:span></text:p>
          </draw:text-box>
        </draw:frame>
        <draw:custom-shape draw:style-name="gr13" draw:text-style-name="P7" xml:id="id11" draw:id="id11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41cm" svg:height="1.495cm" svg:x="13.171cm" svg:y="11.104cm">
          <draw:text-box>
            <text:p text:style-name="P11"><text:span text:style-name="T13">12</text:span></text:p>
          </draw:text-box>
        </draw:frame>
        <draw:custom-shape draw:style-name="gr13" draw:text-style-name="P7" xml:id="id12" draw:id="id12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41cm" svg:height="1.495cm" svg:x="14.472cm" svg:y="11.105cm">
          <draw:text-box>
            <text:p text:style-name="P11"><text:span text:style-name="T13">13</text:span></text:p>
          </draw:text-box>
        </draw:frame>
        <draw:custom-shape draw:style-name="gr13" draw:text-style-name="P7" xml:id="id13" draw:id="id13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41cm" svg:height="1.495cm" svg:x="15.673cm" svg:y="11.106cm">
          <draw:text-box>
            <text:p text:style-name="P11"><text:span text:style-name="T13">14</text:span></text:p>
          </draw:text-box>
        </draw:frame>
        <draw:custom-shape draw:style-name="gr13" draw:text-style-name="P7" xml:id="id14" draw:id="id14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41cm" svg:height="1.495cm" svg:x="17.074cm" svg:y="11.107cm">
          <draw:text-box>
            <text:p text:style-name="P11"><text:span text:style-name="T13">15</text:span></text:p>
          </draw:text-box>
        </draw:frame>
        <draw:custom-shape draw:style-name="gr13" draw:text-style-name="P7" xml:id="id15" draw:id="id15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12.986cm" svg:y1="7.698cm" svg:x2="10.452cm" svg:y2="8.278cm" draw:start-shape="id1" draw:start-glue-point="8" draw:end-shape="id2" draw:end-glue-point="4" svg:d="M12986 7698l-2534 580" svg:viewBox="0 0 2535 581">
          <text:p/>
        </draw:connector>
        <draw:connector draw:style-name="gr15" draw:text-style-name="P7" draw:layer="layout" draw:type="line" svg:x1="12.986cm" svg:y1="7.698cm" svg:x2="15.551cm" svg:y2="8.278cm" draw:start-shape="id1" draw:start-glue-point="8" draw:end-shape="id3" svg:d="M12986 7698l2565 580" svg:viewBox="0 0 2566 581">
          <text:p/>
        </draw:connector>
        <draw:connector draw:style-name="gr15" draw:text-style-name="P7" draw:layer="layout" draw:type="line" svg:x1="10.452cm" svg:y1="9.029cm" svg:x2="9.152cm" svg:y2="9.678cm" draw:start-shape="id2" draw:start-glue-point="8" draw:end-shape="id4" draw:end-glue-point="4" svg:d="M10452 9029l-1300 649" svg:viewBox="0 0 1301 650">
          <text:p/>
        </draw:connector>
        <draw:connector draw:style-name="gr15" draw:text-style-name="P7" draw:layer="layout" draw:type="line" svg:x1="10.452cm" svg:y1="9.029cm" svg:x2="11.852cm" svg:y2="9.678cm" draw:start-shape="id2" draw:start-glue-point="8" draw:end-shape="id5" draw:end-glue-point="4" svg:d="M10452 9029l1400 649" svg:viewBox="0 0 1401 650">
          <text:p/>
        </draw:connector>
        <draw:connector draw:style-name="gr15" draw:text-style-name="P7" draw:layer="layout" draw:type="line" svg:x1="15.552cm" svg:y1="9.029cm" svg:x2="14.352cm" svg:y2="9.678cm" draw:start-shape="id3" draw:start-glue-point="8" draw:end-shape="id6" draw:end-glue-point="4" svg:d="M15552 9029l-1200 649" svg:viewBox="0 0 1201 650">
          <text:p/>
        </draw:connector>
        <draw:connector draw:style-name="gr15" draw:text-style-name="P7" draw:layer="layout" draw:type="line" svg:x1="15.552cm" svg:y1="9.029cm" svg:x2="16.852cm" svg:y2="9.678cm" draw:start-shape="id3" draw:start-glue-point="8" draw:end-shape="id7" draw:end-glue-point="4" svg:d="M15552 9029l1300 649" svg:viewBox="0 0 1301 650">
          <text:p/>
        </draw:connector>
        <draw:connector draw:style-name="gr15" draw:text-style-name="P7" draw:layer="layout" draw:type="line" svg:x1="9.152cm" svg:y1="10.429cm" svg:x2="8.452cm" svg:y2="11.178cm" draw:start-shape="id4" draw:start-glue-point="8" draw:end-shape="id8" draw:end-glue-point="4" svg:d="M9152 10429l-700 749" svg:viewBox="0 0 701 750">
          <text:p/>
        </draw:connector>
        <draw:connector draw:style-name="gr15" draw:text-style-name="P7" draw:layer="layout" draw:type="line" svg:x1="9.152cm" svg:y1="10.429cm" svg:x2="9.851cm" svg:y2="11.178cm" draw:start-shape="id4" draw:start-glue-point="8" draw:end-shape="id9" svg:d="M9152 10429l699 749" svg:viewBox="0 0 700 750">
          <text:p/>
        </draw:connector>
        <draw:connector draw:style-name="gr15" draw:text-style-name="P7" draw:layer="layout" draw:type="line" svg:x1="11.852cm" svg:y1="10.429cm" svg:x2="11.152cm" svg:y2="11.178cm" draw:start-shape="id5" draw:start-glue-point="8" draw:end-shape="id10" draw:end-glue-point="4" svg:d="M11852 10429l-700 749" svg:viewBox="0 0 701 750">
          <text:p/>
        </draw:connector>
        <draw:connector draw:style-name="gr15" draw:text-style-name="P7" draw:layer="layout" draw:type="line" svg:x1="11.852cm" svg:y1="10.429cm" svg:x2="12.452cm" svg:y2="11.179cm" draw:start-shape="id5" draw:start-glue-point="8" draw:end-shape="id11" svg:d="M11852 10429l600 750" svg:viewBox="0 0 601 751">
          <text:p/>
        </draw:connector>
        <draw:connector draw:style-name="gr15" draw:text-style-name="P7" draw:layer="layout" draw:type="line" svg:x1="14.352cm" svg:y1="10.429cm" svg:x2="13.754cm" svg:y2="11.18cm" draw:start-shape="id6" draw:start-glue-point="8" draw:end-shape="id12" draw:end-glue-point="4" svg:d="M14352 10429l-598 751" svg:viewBox="0 0 599 752">
          <text:p/>
        </draw:connector>
        <draw:connector draw:style-name="gr15" draw:text-style-name="P7" draw:layer="layout" draw:type="line" svg:x1="14.352cm" svg:y1="10.429cm" svg:x2="15.055cm" svg:y2="11.181cm" draw:start-shape="id6" draw:start-glue-point="8" draw:end-shape="id13" draw:end-glue-point="4" svg:d="M14352 10429l703 752" svg:viewBox="0 0 704 753">
          <text:p/>
        </draw:connector>
        <draw:connector draw:style-name="gr15" draw:text-style-name="P7" draw:layer="layout" draw:type="line" svg:x1="16.852cm" svg:y1="10.429cm" svg:x2="16.256cm" svg:y2="11.182cm" draw:start-shape="id7" draw:start-glue-point="8" draw:end-shape="id14" draw:end-glue-point="4" svg:d="M16852 10429l-596 753" svg:viewBox="0 0 597 754">
          <text:p/>
        </draw:connector>
        <draw:connector draw:style-name="gr15" draw:text-style-name="P7" draw:layer="layout" draw:type="line" svg:x1="16.852cm" svg:y1="10.429cm" svg:x2="17.657cm" svg:y2="11.183cm" draw:start-shape="id7" draw:start-glue-point="8" draw:end-shape="id15" draw:end-glue-point="4" svg:d="M16852 10429l805 754" svg:viewBox="0 0 806 755">
          <text:p/>
        </draw:connector>
        <draw:line draw:style-name="gr16" draw:text-style-name="P7" draw:layer="layout" svg:x1="7.854cm" svg:y1="7.941cm" svg:x2="21.987cm" svg:y2="7.941cm">
          <text:p/>
        </draw:line>
        <draw:frame draw:style-name="gr17" draw:text-style-name="P12" draw:layer="layout" svg:width="2.686cm" svg:height="0.979cm" svg:x="19.24cm" svg:y="6.941cm">
          <draw:text-box>
            <text:p><text:span text:style-name="T11">log</text:span><text:span text:style-name="T14">2</text:span><text:span text:style-name="T11">1 = 0</text:span></text:p>
          </draw:text-box>
        </draw:frame>
        <draw:line draw:style-name="gr16" draw:text-style-name="P7" draw:layer="layout" svg:x1="7.855cm" svg:y1="9.355cm" svg:x2="21.988cm" svg:y2="9.355cm">
          <text:p/>
        </draw:line>
        <draw:frame draw:style-name="gr17" draw:text-style-name="P12" draw:layer="layout" svg:width="2.686cm" svg:height="0.979cm" svg:x="19.241cm" svg:y="8.355cm">
          <draw:text-box>
            <text:p><text:span text:style-name="T11">log</text:span><text:span text:style-name="T14">2</text:span><text:span text:style-name="T15">2</text:span><text:span text:style-name="T11"> = 1</text:span></text:p>
          </draw:text-box>
        </draw:frame>
        <draw:line draw:style-name="gr16" draw:text-style-name="P7" draw:layer="layout" svg:x1="7.856cm" svg:y1="10.869cm" svg:x2="21.989cm" svg:y2="10.869cm">
          <text:p/>
        </draw:line>
        <draw:frame draw:style-name="gr17" draw:text-style-name="P12" draw:layer="layout" svg:width="2.686cm" svg:height="0.979cm" svg:x="19.242cm" svg:y="9.869cm">
          <draw:text-box>
            <text:p><text:span text:style-name="T11">log</text:span><text:span text:style-name="T14">2</text:span><text:span text:style-name="T15">4</text:span><text:span text:style-name="T11"> = 2</text:span></text:p>
          </draw:text-box>
        </draw:frame>
        <draw:frame draw:style-name="gr17" draw:text-style-name="P12" draw:layer="layout" svg:width="2.686cm" svg:height="0.979cm" svg:x="19.242cm" svg:y="11.07cm">
          <draw:text-box>
            <text:p><text:span text:style-name="T11">log</text:span><text:span text:style-name="T14">2</text:span><text:span text:style-name="T15">8</text:span><text:span text:style-name="T11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09:22:49.938579162</meta:creation-date>
    <dc:date>2021-09-03T09:24:11.835369968</dc:date>
    <meta:editing-duration>PT1M21S</meta:editing-duration>
    <meta:editing-cycles>2</meta:editing-cycles>
    <meta:generator>LibreOffice/6.0.7.3$Linux_X86_64 LibreOffice_project/00m0$Build-3</meta:generator>
    <meta:document-statistic meta:object-count="100"/>
  </office:meta>
</office:document-meta>
</file>